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6a7a2" officeooo:paragraph-rsid="0006a7a2"/>
    </style:style>
    <style:style style:name="P2" style:family="paragraph" style:parent-style-name="Standard">
      <style:text-properties officeooo:rsid="0006a7a2" officeooo:paragraph-rsid="000b2cbb"/>
    </style:style>
    <style:style style:name="P3" style:family="paragraph" style:parent-style-name="Standard">
      <style:text-properties officeooo:paragraph-rsid="0006a7a2"/>
    </style:style>
    <style:style style:name="P4" style:family="paragraph" style:parent-style-name="Standard">
      <style:text-properties officeooo:paragraph-rsid="00080d89"/>
    </style:style>
    <style:style style:name="P5" style:family="paragraph" style:parent-style-name="Standard">
      <style:text-properties officeooo:paragraph-rsid="000a9794"/>
    </style:style>
    <style:style style:name="P6" style:family="paragraph" style:parent-style-name="Standard">
      <style:text-properties officeooo:paragraph-rsid="000a9831"/>
    </style:style>
    <style:style style:name="P7" style:family="paragraph" style:parent-style-name="Standard">
      <style:text-properties officeooo:rsid="000ba414" officeooo:paragraph-rsid="000ba414"/>
    </style:style>
    <style:style style:name="P8" style:family="paragraph" style:parent-style-name="Standard">
      <style:text-properties officeooo:rsid="000ba414" officeooo:paragraph-rsid="0013ff58"/>
    </style:style>
    <style:style style:name="P9" style:family="paragraph" style:parent-style-name="Standard">
      <style:text-properties officeooo:rsid="000ba414" officeooo:paragraph-rsid="00159cd2"/>
    </style:style>
    <style:style style:name="P10" style:family="paragraph" style:parent-style-name="Standard">
      <style:text-properties officeooo:paragraph-rsid="000d4f2b"/>
    </style:style>
    <style:style style:name="P11" style:family="paragraph" style:parent-style-name="Standard">
      <style:text-properties officeooo:rsid="00159cd2" officeooo:paragraph-rsid="00159cd2"/>
    </style:style>
    <style:style style:name="P12" style:family="paragraph" style:parent-style-name="Standard">
      <style:text-properties officeooo:rsid="0016fde0" officeooo:paragraph-rsid="0016fde0"/>
    </style:style>
    <style:style style:name="P13" style:family="paragraph" style:parent-style-name="Standard">
      <style:text-properties officeooo:rsid="001915dc" officeooo:paragraph-rsid="001915dc"/>
    </style:style>
    <style:style style:name="P14" style:family="paragraph" style:parent-style-name="Standard">
      <style:text-properties officeooo:rsid="0019c3c5" officeooo:paragraph-rsid="0019c3c5"/>
    </style:style>
    <style:style style:name="P15" style:family="paragraph" style:parent-style-name="Standard">
      <style:text-properties officeooo:rsid="001b9535" officeooo:paragraph-rsid="001b9535"/>
    </style:style>
    <style:style style:name="P16" style:family="paragraph" style:parent-style-name="Standard">
      <style:text-properties officeooo:paragraph-rsid="001e3af7"/>
    </style:style>
    <style:style style:name="P17" style:family="paragraph" style:parent-style-name="Standard">
      <style:text-properties officeooo:rsid="00202a63" officeooo:paragraph-rsid="00202a63"/>
    </style:style>
    <style:style style:name="T1" style:family="text">
      <style:text-properties officeooo:rsid="0006a7a2"/>
    </style:style>
    <style:style style:name="T2" style:family="text">
      <style:text-properties officeooo:rsid="0007fb2e"/>
    </style:style>
    <style:style style:name="T3" style:family="text">
      <style:text-properties officeooo:rsid="00080d89"/>
    </style:style>
    <style:style style:name="T4" style:family="text">
      <style:text-properties officeooo:rsid="00099add"/>
    </style:style>
    <style:style style:name="T5" style:family="text">
      <style:text-properties officeooo:rsid="000a9794"/>
    </style:style>
    <style:style style:name="T6" style:family="text">
      <style:text-properties officeooo:rsid="000b2cbb"/>
    </style:style>
    <style:style style:name="T7" style:family="text">
      <style:text-properties officeooo:rsid="000ba414"/>
    </style:style>
    <style:style style:name="T8" style:family="text">
      <style:text-properties officeooo:rsid="000c6b9b"/>
    </style:style>
    <style:style style:name="T9" style:family="text">
      <style:text-properties officeooo:rsid="000cd29e"/>
    </style:style>
    <style:style style:name="T10" style:family="text">
      <style:text-properties officeooo:rsid="000d4f2b"/>
    </style:style>
    <style:style style:name="T11" style:family="text">
      <style:text-properties officeooo:rsid="000e2d38"/>
    </style:style>
    <style:style style:name="T12" style:family="text">
      <style:text-properties officeooo:rsid="0011c2ba"/>
    </style:style>
    <style:style style:name="T13" style:family="text">
      <style:text-properties officeooo:rsid="00159cd2"/>
    </style:style>
    <style:style style:name="T14" style:family="text">
      <style:text-properties officeooo:rsid="0016fde0"/>
    </style:style>
    <style:style style:name="T15" style:family="text">
      <style:text-properties officeooo:rsid="001801c8"/>
    </style:style>
    <style:style style:name="T16" style:family="text">
      <style:text-properties officeooo:rsid="001915dc"/>
    </style:style>
    <style:style style:name="T17" style:family="text">
      <style:text-properties officeooo:rsid="001957ee"/>
    </style:style>
    <style:style style:name="T18" style:family="text">
      <style:text-properties officeooo:rsid="001c3666"/>
    </style:style>
    <style:style style:name="T19" style:family="text">
      <style:text-properties officeooo:rsid="001b9535"/>
    </style:style>
    <style:style style:name="T20" style:family="text">
      <style:text-properties officeooo:rsid="00204a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LI L1</text:p>
      <text:p text:style-name="P1">12. Formas Normales Categóricas, expresar relaciones</text:p>
      <text:p text:style-name="P3"><text:span text:style-name="T1">a. Animales, vacas, tiburones.</text:span></text:p>
      <text:p text:style-name="P3"><text:tab/><text:span text:style-name="T1">A(x)<text:tab/>x es Animal</text:span></text:p>
      <text:p text:style-name="P3"><text:span text:style-name="T1"><text:tab/>V(x)<text:tab/>x es Vaca</text:span></text:p>
      <text:p text:style-name="P3"><text:tab/><text:span text:style-name="T1">T(x)<text:tab/>x es Tiburon</text:span></text:p>
      <text:p text:style-name="P3"/>
      <text:p text:style-name="P3"><text:tab/>∀<text:span text:style-name="T2">x(V(x)→A(x))</text:span></text:p>
      <text:p text:style-name="P4"><text:tab/>∀<text:span text:style-name="T2">x(V(x)→A(x))</text:span></text:p>
      <text:p text:style-name="P4"><text:tab/>∃<text:span text:style-name="T2">x(</text:span><text:span text:style-name="T3">A</text:span><text:span text:style-name="T2">(x)→</text:span>¬<text:span text:style-name="T3">V</text:span><text:span text:style-name="T2">(x))</text:span></text:p>
      <text:p text:style-name="P5"><text:tab/>∃<text:span text:style-name="T2">x(</text:span><text:span text:style-name="T3">A</text:span><text:span text:style-name="T2">(x)→</text:span>¬<text:span text:style-name="T5">T</text:span><text:span text:style-name="T2">(x))</text:span></text:p>
      <text:p text:style-name="P6"><text:tab/>∀<text:span text:style-name="T2">x(V(x)→¬</text:span><text:span text:style-name="T4">T</text:span><text:span text:style-name="T2">(x)) </text:span>≡ ∀<text:span text:style-name="T2">x(</text:span><text:span text:style-name="T4">T</text:span><text:span text:style-name="T2">(x)→¬</text:span><text:span text:style-name="T4">V</text:span><text:span text:style-name="T2">(x))</text:span></text:p>
      <text:p text:style-name="P1">b. Acuáticos, mamíferos, reptiles.</text:p>
      <text:p text:style-name="P2"><text:tab/>∃<text:span text:style-name="T2">x(</text:span><text:span text:style-name="T3">A</text:span><text:span text:style-name="T2">(x)</text:span><text:span text:style-name="T6">vR</text:span><text:span text:style-name="T2">(x))</text:span></text:p>
      <text:p text:style-name="P2"/>
      <text:p text:style-name="P2"/>
      <text:p text:style-name="P7">13.</text:p>
      <text:p text:style-name="P7">a. A es un coche rápido y elegante.</text:p>
      <text:p text:style-name="P7"><text:tab/>R(x)<text:tab/>x es rápido</text:p>
      <text:p text:style-name="P7"><text:tab/>E(x)<text:tab/>x es elegante</text:p>
      <text:p text:style-name="P7"><text:tab/><text:span text:style-name="T8">C(x)<text:tab/>X es coche</text:span></text:p>
      <text:p text:style-name="P7"><text:tab/>A<text:tab/>elemento coche</text:p>
      <text:p text:style-name="P7"/>
      <text:p text:style-name="P9"><text:tab/><text:span text:style-name="T9">C</text:span><text:span text:style-name="T2">(</text:span><text:span text:style-name="T11">A</text:span><text:span text:style-name="T2">)</text:span>∧<text:span text:style-name="T10">(</text:span><text:span text:style-name="T9">R</text:span><text:span text:style-name="T2">(</text:span><text:span text:style-name="T11">A</text:span><text:span text:style-name="T2">)∧</text:span><text:span text:style-name="T10">E(</text:span><text:span text:style-name="T11">A</text:span><text:span text:style-name="T10">)</text:span></text:p>
      <text:p text:style-name="P7"/>
      <text:p text:style-name="P11"><text:span text:style-name="T14">b</text:span>. A es un c<text:span text:style-name="T7">oche rápido y elegante </text:span>pero B no.</text:p>
      <text:p text:style-name="P9"><text:tab/><text:span text:style-name="T13">B</text:span><text:tab/>elemento coche</text:p>
      <text:p text:style-name="P7"/>
      <text:p text:style-name="P8"><text:tab/><text:span text:style-name="T2">(</text:span><text:span text:style-name="T9">C</text:span><text:span text:style-name="T2">(</text:span><text:span text:style-name="T11">A</text:span><text:span text:style-name="T2">)</text:span>∧<text:span text:style-name="T10">(</text:span><text:span text:style-name="T9">R</text:span><text:span text:style-name="T2">(</text:span><text:span text:style-name="T11">A</text:span><text:span text:style-name="T2">)∧</text:span><text:span text:style-name="T10">E(</text:span><text:span text:style-name="T11">A</text:span><text:span text:style-name="T10">)</text:span><text:span text:style-name="T2">)∧(</text:span><text:span text:style-name="T9">C</text:span><text:span text:style-name="T2">(</text:span><text:span text:style-name="T11">B</text:span><text:span text:style-name="T2">)</text:span>∧<text:span text:style-name="T10">(</text:span><text:span text:style-name="T2">¬</text:span><text:span text:style-name="T9">R</text:span><text:span text:style-name="T2">(</text:span><text:span text:style-name="T12">B</text:span><text:span text:style-name="T2">)∧¬</text:span><text:span text:style-name="T10">E(</text:span><text:span text:style-name="T12">B</text:span><text:span text:style-name="T10">)</text:span><text:span text:style-name="T2">) </text:span></text:p>
      <text:p text:style-name="P10"/>
      <text:p text:style-name="P12">c.</text:p>
      <text:p text:style-name="P12"><text:tab/>∀<text:span text:style-name="T2">x(</text:span><text:span text:style-name="T15">(</text:span>C<text:span text:style-name="T2">(x)</text:span><text:span text:style-name="T7">∧</text:span>E(x)<text:span text:style-name="T15">)</text:span><text:span text:style-name="T2">→</text:span>R<text:span text:style-name="T2">(x))</text:span></text:p>
      <text:p text:style-name="P13">d.</text:p>
      <text:p text:style-name="P13"><text:tab/>∃<text:span text:style-name="T2">x(</text:span><text:span text:style-name="T17">(</text:span>C<text:span text:style-name="T2">(x)</text:span><text:span text:style-name="T7">∧</text:span>R(x)<text:span text:style-name="T17">)</text:span><text:span text:style-name="T2">→</text:span>E<text:span text:style-name="T2">(x))</text:span></text:p>
      <text:p text:style-name="P14">e.</text:p>
      <text:p text:style-name="P14"><text:tab/><text:span text:style-name="T14">∀</text:span><text:span text:style-name="T2">x(</text:span><text:span text:style-name="T14">C</text:span><text:span text:style-name="T2">(x)</text:span><text:span text:style-name="T7">∧</text:span><text:span text:style-name="T14">E(x)</text:span><text:span text:style-name="T7">∧</text:span><text:span text:style-name="T14">R</text:span><text:span text:style-name="T2">(x))</text:span></text:p>
      <text:p text:style-name="P15">f.</text:p>
      <text:p text:style-name="P16"><text:span text:style-name="T19"><text:tab/></text:span><text:span text:style-name="T16">∃</text:span><text:span text:style-name="T2">x(</text:span><text:span text:style-name="T16">C</text:span><text:span text:style-name="T2">(x)</text:span><text:span text:style-name="T7">∧</text:span><text:span text:style-name="T2">¬</text:span><text:span text:style-name="T18">(</text:span><text:span text:style-name="T16">R(x)</text:span>∨<text:span text:style-name="T16">E</text:span><text:span text:style-name="T2">(x)) ≡ </text:span><text:span text:style-name="T16">∃</text:span><text:span text:style-name="T2">x(</text:span><text:span text:style-name="T16">C</text:span><text:span text:style-name="T2">(x)</text:span><text:span text:style-name="T7">∧</text:span><text:span text:style-name="T18">(</text:span><text:span text:style-name="T2">¬</text:span><text:span text:style-name="T16">R(x)</text:span><text:span text:style-name="T7">∧</text:span><text:span text:style-name="T2">¬</text:span><text:span text:style-name="T16">E</text:span><text:span text:style-name="T2">(x))</text:span></text:p>
      <text:p text:style-name="P17">g.</text:p>
      <text:p text:style-name="P17"><text:tab/>a → b, <text:span text:style-name="T20">es necesario que a para que b</text:span></text:p>
      <text:p text:style-name="P17"><text:tab/><text:span text:style-name="T14">∀</text:span><text:span text:style-name="T2">x(</text:span><text:span text:style-name="T14">C</text:span><text:span text:style-name="T2">(x)</text:span><text:span text:style-name="T7">∧</text:span><text:span text:style-name="T14">E(x)</text:span><text:span text:style-name="T7">∧</text:span><text:span text:style-name="T14">R</text:span><text:span text:style-name="T2">(x)) → </text:span><text:span text:style-name="T16">∃</text:span><text:span text:style-name="T2">x(</text:span><text:span text:style-name="T16">C</text:span><text:span text:style-name="T2">(x)</text:span><text:span text:style-name="T7">∧</text:span><text:span text:style-name="T16">R(x)</text:span><text:span text:style-name="T7">∧</text:span><text:span text:style-name="T16">E</text:span><text:span text:style-name="T2">(x)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5:45:58.339237846</meta:creation-date>
    <dc:date>2023-10-24T16:57:57.624679271</dc:date>
    <meta:editing-duration>PT1H11M44S</meta:editing-duration>
    <meta:editing-cycles>30</meta:editing-cycles>
    <meta:generator>LibreOffice/7.4.7.2$Linux_X86_64 LibreOffice_project/40$Build-2</meta:generator>
    <meta:document-statistic meta:table-count="0" meta:image-count="0" meta:object-count="0" meta:page-count="1" meta:paragraph-count="34" meta:word-count="100" meta:character-count="693" meta:non-whitespace-character-count="604"/>
  </office:meta>
</office:document-meta>
</file>